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JPR_09 - Core Java Programming</text:p>
      <text:p text:style-name="Standard">1. Dacă structura switch nu se întrerupe explicit prin comanda</text:p>
      <text:p text:style-name="Standard">break:</text:p>
      <text:p text:style-name="Standard"/>
      <text:p text:style-name="Standard">a) se execută întregul corp</text:p>
      <text:p text:style-name="Standard">b) nu se execută întregul corp</text:p>
      <text:p text:style-name="Standard">c) apare o eroare</text:p>
      <text:p text:style-name="Standard">d) se execută doar comanda din primul case</text:p>
      <text:p text:style-name="Standard">2. Ce subînţelege cuvântul cheie Default în structura</text:p>
      <text:p text:style-name="Standard">switch/case?</text:p>
      <text:p text:style-name="Standard"/>
      <text:p text:style-name="Standard">a) blocul care se execută dacă niciunul dintre cele anterioare</text:p>
      <text:p text:style-name="Standard">nu a fost executat</text:p>
      <text:p text:style-name="Standard">b) blocul care nu se va executa niciodată</text:p>
      <text:p text:style-name="Standard">c) blocul care se va executa întotdeauna</text:p>
      <text:p text:style-name="Standard">d) cuvântul cheie Default nu există în structura switch/case</text:p>
      <text:p text:style-name="Standard">3. În ce condiţii se va executa ultima linie a codului următor, în</text:p>
      <text:p text:style-name="Standard">structura switch/case? case 1: case 2: case 3:</text:p>
      <text:p text:style-name="Standard">System.out.println("message");</text:p>
      <text:p text:style-name="Standard"/>
      <text:p text:style-name="Standard">a) dacă valoarea de intrare este 1, 2 sau 3</text:p>
      <text:p text:style-name="Standard">b) numai dacă valoarea de intrare este 3</text:p>
      <text:p text:style-name="Standard">c) numai dacă valoarea de intrare este 2</text:p>
      <text:p text:style-name="Standard">d) numai dacă valoarea de intrare este 1</text:p>
      <text:p text:style-name="Standard"/>
      <text:p text:style-name="Standard">4. Care dintre tipurile oferite nu poate fi verificat prin</text:p>
      <text:p text:style-name="Standard">structura switch/case?</text:p>
      <text:p text:style-name="Standard">a) String</text:p>
      <text:p text:style-name="Standard">b) int</text:p>
      <text:p text:style-name="Standard">c) float</text:p>
      <text:p text:style-name="Standard">d) enum</text:p>
      <text:p text:style-name="Standard"/>
      <text:p text:style-name="Standard">5. Cu care cuvânt cheie se părăseşte structura switch/case?</text:p>
      <text:p text:style-name="Standard"/>
      <text:p text:style-name="Standard">a) break</text:p>
      <text:p text:style-name="Standard">b) default</text:p>
      <text:p text:style-name="Standard">c) exit</text:p>
      <text:p text:style-name="Standard">d) end</text:p>
      <text:p text:style-name="Standard"/>
      <text:p text:style-name="Standard">6. Ce se va întâmpla după interpretarea următoarei structuri:</text:p>
      <text:p text:style-name="Standard">switch/case? switch(''myString'') { case "myString":</text:p>
      <text:p text:style-name="Standard">System.out.println(''myString''); break; default:</text:p>
      <text:p text:style-name="Standard">System.out.println("string is not myString"); break; }</text:p>
      <text:p text:style-name="Standard"/>
      <text:p text:style-name="Standard">© Copyright Link group 10 / 12</text:p>
      <text:p text:style-name="Standard"/>
      <text:p text:style-name="Standard">Curs: Core Java Programming</text:p>
      <text:p text:style-name="Standard">Modul: Controlul fluxului, buclele și ramificarea</text:p>
      <text:p text:style-name="Standard">Unitate: Controlul fluxului - Switch</text:p>
      <text:p text:style-name="Standard"><text:soft-page-break/></text:p>
      <text:p text:style-name="Standard">a) se va produce o eroare</text:p>
      <text:p text:style-name="Standard">b) nu se va întâmpla nimic</text:p>
      <text:p text:style-name="Standard">c) se va emite mesajul 'myString'</text:p>
      <text:p text:style-name="Standard">d) se va emite mesajul "string is not myString“</text:p>
      <text:p text:style-name="Standard"/>
      <text:p text:style-name="Standard">7. Ce se va întâmpla după executarea următoarei structuri</text:p>
      <text:p text:style-name="Standard">switch/case? switch(`A`) { case 65: System.out.println("Litera</text:p>
      <text:p text:style-name="Standard">este A"); break; default: System.out.println("Litera nu este A");</text:p>
      <text:p text:style-name="Standard">break; }</text:p>
      <text:p text:style-name="Standard"/>
      <text:p text:style-name="Standard">a) se va emite mesajul 'Litera este A'</text:p>
      <text:p text:style-name="Standard">b) se va emite mesajul 'Litera nu este A'</text:p>
      <text:p text:style-name="Standard">c) se va produce o eroare</text:p>
      <text:p text:style-name="Standard">d) nu se va întâmpla nim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07-16T10:16:26.732000000</dc:date>
    <meta:editing-duration>PT12S</meta:editing-duration>
    <meta:editing-cycles>1</meta:editing-cycles>
    <meta:document-statistic meta:table-count="0" meta:image-count="0" meta:object-count="0" meta:page-count="2" meta:paragraph-count="52" meta:word-count="305" meta:character-count="1817" meta:non-whitespace-character-count="1564"/>
  </office:meta>
</office:document-meta>
</file>